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99%" draw:textarea-horizontal-align="justify" draw:textarea-vertical-align="middle" draw:auto-grow-height="false" fo:min-height="1.872cm" fo:min-width="4.73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5cm" fo:min-width="7.54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cm" fo:min-width="2.7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85cm" fo:min-width="6.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5cm" fo:min-width="7.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75cm" fo:min-width="6.2cm"/>
    </style:style>
    <style:style style:name="gr9" style:family="graphic" style:parent-style-name="standard">
      <style:graphic-properties draw:fill-color="#ffffff" draw:textarea-horizontal-align="left" draw:textarea-vertical-align="top" draw:auto-grow-height="false" fo:min-height="4.65cm" fo:min-width="7.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99%"/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4cm" svg:height="3cm" svg:x="1.8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8.041cm" svg:height="2.4cm" draw:transform="skewX (0.415388361974651) translate (3.459cm 17.4cm)">
          <text:p text:style-name="P3"><text:span text:style-name="T1">POBIERZ LICZB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6.5cm" svg:height="3.5cm" svg:x="2.9cm" svg:y="10.2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2" draw:id="id2" draw:layer="layout" svg:width="6.8cm" svg:height="2.1cm" svg:x="2cm" svg:y="6.4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7.75cm" svg:height="1.7cm" draw:transform="skewX (0.41538836197465) translate (2.65cm 20.4cm)">
          <text:p text:style-name="P3"><text:span text:style-name="T1">Wypisz suma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7.4cm" svg:height="3cm" svg:x="12.5cm" svg:y="21.1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5.5cm" svg:y1="4.8cm" svg:x2="5.4cm" svg:y2="6.4cm" draw:start-shape="id1" draw:start-glue-point="8" draw:end-shape="id2" svg:d="M5500 4800l-100 1600" svg:viewBox="0 0 101 1601">
          <text:p/>
        </draw:connector>
        <draw:connector draw:style-name="gr6" draw:text-style-name="P6" draw:layer="layout" draw:type="line" svg:x1="5.4cm" svg:y1="8.5cm" svg:x2="6.15cm" svg:y2="10.2cm" draw:start-shape="id2" draw:start-glue-point="2" draw:end-shape="id3" svg:d="M5400 8500l750 1700" svg:viewBox="0 0 751 1701">
          <text:p/>
        </draw:connector>
        <draw:connector draw:style-name="gr7" draw:text-style-name="P6" draw:layer="layout" draw:type="line" svg:x1="6.15cm" svg:y1="13.7cm" svg:x2="7.479cm" svg:y2="17.4cm" draw:start-shape="id3" draw:start-glue-point="6" draw:end-shape="id4" svg:d="M6150 13700l1329 3700" svg:viewBox="0 0 1330 3701">
          <text:p text:style-name="P1">TAK</text:p>
        </draw:connector>
        <draw:custom-shape draw:style-name="gr8" draw:text-style-name="P5" xml:id="id5" draw:id="id5" draw:layer="layout" svg:width="6.7cm" svg:height="3cm" svg:x="12.3cm" svg:y="14.8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.971cm" svg:y1="18.6cm" svg:x2="15.65cm" svg:y2="17.8cm" draw:start-shape="id4" draw:end-shape="id5" draw:end-glue-point="2" svg:d="M10971 18600h4679v-800" svg:viewBox="0 0 4680 801">
          <text:p/>
        </draw:connector>
        <draw:connector draw:style-name="gr7" draw:text-style-name="P6" draw:layer="layout" svg:x1="2.9cm" svg:y1="11.95cm" svg:x2="2.275cm" svg:y2="21.25cm" draw:start-shape="id3" draw:start-glue-point="5" draw:end-shape="id6" svg:d="M2900 11950h-1501v9300h876" svg:viewBox="0 0 1502 9301">
          <text:p text:style-name="P1">NIE</text:p>
        </draw:connector>
        <draw:connector draw:style-name="gr6" draw:text-style-name="P6" draw:layer="layout" draw:type="line" svg:x1="10.025cm" svg:y1="21.25cm" svg:x2="12.5cm" svg:y2="22.6cm" draw:start-shape="id6" draw:start-glue-point="1" draw:end-shape="id7" draw:end-glue-point="6" svg:d="M10025 21250l2475 1350" svg:viewBox="0 0 2476 1351">
          <text:p/>
        </draw:connector>
        <draw:custom-shape draw:style-name="gr9" draw:text-style-name="P8" draw:layer="layout" svg:width="8cm" svg:height="4.9cm" svg:x="10.2cm" svg:y="1.8cm">
          <text:p text:style-name="P7">Program sumuje liczby dodawane przez użytkownika do momentu, kiedy ich suma przekroczy 75. Na koniec drukuje sumę.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5.65cm" svg:y1="14.8cm" svg:x2="6.15cm" svg:y2="10.2cm" draw:start-shape="id5" draw:start-glue-point="0" draw:end-shape="id3" draw:end-glue-point="4" svg:d="M15650 14800l-9500-4600" svg:viewBox="0 0 9501 4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9.160523845</meta:creation-date>
    <dc:date>2018-09-27T08:42:38.065891379</dc:date>
    <meta:editing-duration>PT5M46S</meta:editing-duration>
    <meta:editing-cycles>2</meta:editing-cycles>
    <meta:generator>LibreOffice/6.0.3.2$Linux_X86_64 LibreOffice_project/00m0$Build-2</meta:generator>
    <meta:document-statistic meta:object-count="15"/>
  </office:meta>
</office:document-meta>
</file>